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style:text-underline-style="none" officeooo:rsid="001dbd3a" officeooo:paragraph-rsid="001e1f6b"/>
    </style:style>
    <style:style style:name="P2" style:family="paragraph" style:parent-style-name="Preformatted_20_Text">
      <style:text-properties officeooo:rsid="00182f82" officeooo:paragraph-rsid="001e1f6b"/>
    </style:style>
    <style:style style:name="P3" style:family="paragraph" style:parent-style-name="Preformatted_20_Text">
      <style:text-properties officeooo:rsid="0018367e" officeooo:paragraph-rsid="001e1f6b"/>
    </style:style>
    <style:style style:name="P4" style:family="paragraph" style:parent-style-name="Preformatted_20_Text">
      <style:text-properties officeooo:paragraph-rsid="001e1f6b"/>
    </style:style>
    <style:style style:name="P5" style:family="paragraph" style:parent-style-name="Preformatted_20_Text">
      <style:text-properties officeooo:rsid="001f61c0" officeooo:paragraph-rsid="001f61c0"/>
    </style:style>
    <style:style style:name="P6" style:family="paragraph" style:parent-style-name="Preformatted_20_Text">
      <style:text-properties officeooo:rsid="001f61c0" officeooo:paragraph-rsid="0020d091"/>
    </style:style>
    <style:style style:name="P7" style:family="paragraph" style:parent-style-name="Preformatted_20_Text">
      <style:text-properties officeooo:rsid="0020d091" officeooo:paragraph-rsid="00214990"/>
    </style:style>
    <style:style style:name="P8" style:family="paragraph" style:parent-style-name="Preformatted_20_Text">
      <style:text-properties officeooo:rsid="0020d091" officeooo:paragraph-rsid="002232d8"/>
    </style:style>
    <style:style style:name="P9" style:family="paragraph" style:parent-style-name="Preformatted_20_Text">
      <style:text-properties fo:font-size="14pt" fo:font-weight="bold" officeooo:rsid="00214990" officeooo:paragraph-rsid="00214990" style:font-size-asian="12.25pt" style:font-weight-asian="bold" style:font-size-complex="14pt" style:font-weight-complex="bold"/>
    </style:style>
    <style:style style:name="P10" style:family="paragraph" style:parent-style-name="Preformatted_20_Text">
      <style:text-properties fo:font-size="14pt" fo:font-weight="bold" officeooo:rsid="00214990" officeooo:paragraph-rsid="0023337d" style:font-size-asian="12.25pt" style:font-weight-asian="bold" style:font-size-complex="14pt" style:font-weight-complex="bold"/>
    </style:style>
    <style:style style:name="P11" style:family="paragraph" style:parent-style-name="Preformatted_20_Text">
      <style:text-properties fo:font-size="14pt" fo:font-weight="bold" officeooo:rsid="00214990" officeooo:paragraph-rsid="0025c862" style:font-size-asian="12.25pt" style:font-weight-asian="bold" style:font-size-complex="14pt" style:font-weight-complex="bold"/>
    </style:style>
    <style:style style:name="P12" style:family="paragraph" style:parent-style-name="Preformatted_20_Text">
      <style:text-properties officeooo:rsid="00214990" officeooo:paragraph-rsid="00214990"/>
    </style:style>
    <style:style style:name="P13" style:family="paragraph" style:parent-style-name="Preformatted_20_Text">
      <style:text-properties officeooo:rsid="00214990" officeooo:paragraph-rsid="002232d8"/>
    </style:style>
    <style:style style:name="P14" style:family="paragraph" style:parent-style-name="Preformatted_20_Text">
      <style:text-properties officeooo:rsid="002232d8" officeooo:paragraph-rsid="002232d8"/>
    </style:style>
    <style:style style:name="P15" style:family="paragraph" style:parent-style-name="Preformatted_20_Text">
      <style:text-properties officeooo:rsid="0023337d" officeooo:paragraph-rsid="002232d8"/>
    </style:style>
    <style:style style:name="P16" style:family="paragraph" style:parent-style-name="Preformatted_20_Text">
      <style:text-properties officeooo:rsid="0023337d" officeooo:paragraph-rsid="0023337d"/>
    </style:style>
    <style:style style:name="P17" style:family="paragraph" style:parent-style-name="Preformatted_20_Text">
      <style:text-properties officeooo:rsid="00250cc2" officeooo:paragraph-rsid="00250cc2"/>
    </style:style>
    <style:style style:name="P18" style:family="paragraph" style:parent-style-name="Preformatted_20_Text">
      <style:text-properties officeooo:rsid="0025c862" officeooo:paragraph-rsid="0025c862"/>
    </style:style>
    <style:style style:name="P19" style:family="paragraph" style:parent-style-name="Preformatted_20_Text">
      <style:text-properties officeooo:rsid="0025c862" officeooo:paragraph-rsid="0026e073"/>
    </style:style>
    <style:style style:name="P20" style:family="paragraph" style:parent-style-name="Preformatted_20_Text">
      <style:text-properties officeooo:rsid="0026e073" officeooo:paragraph-rsid="0026e073"/>
    </style:style>
    <style:style style:name="P21" style:family="paragraph" style:parent-style-name="Preformatted_20_Text">
      <style:text-properties officeooo:rsid="0027d1e9" officeooo:paragraph-rsid="0027d1e9"/>
    </style:style>
    <style:style style:name="P22" style:family="paragraph" style:parent-style-name="Preformatted_20_Text">
      <style:text-properties fo:font-size="9pt" fo:font-weight="normal" officeooo:rsid="002d6d0c" officeooo:paragraph-rsid="002d6d0c" style:font-size-asian="7.84999990463257pt" style:font-weight-asian="normal" style:font-size-complex="9pt" style:font-weight-complex="normal"/>
    </style:style>
    <style:style style:name="P23" style:family="paragraph" style:parent-style-name="Preformatted_20_Text">
      <style:text-properties officeooo:rsid="0035c7b1" officeooo:paragraph-rsid="0035c7b1"/>
    </style:style>
    <style:style style:name="P24" style:family="paragraph" style:parent-style-name="Preformatted_20_Text">
      <style:text-properties fo:font-size="14pt" fo:font-weight="bold" officeooo:rsid="002d6d0c" officeooo:paragraph-rsid="002d6d0c" style:font-size-asian="12.25pt" style:font-weight-asian="bold" style:font-size-complex="14pt" style:font-weight-complex="bold"/>
    </style:style>
    <style:style style:name="P25" style:family="paragraph" style:parent-style-name="Preformatted_20_Text">
      <style:text-properties fo:font-size="12pt" fo:font-weight="normal" officeooo:rsid="0039b5fb" officeooo:paragraph-rsid="0039b5fb" style:font-size-asian="10.5pt" style:font-weight-asian="normal" style:font-size-complex="12pt" style:font-weight-complex="normal"/>
    </style:style>
    <style:style style:name="T1" style:family="text">
      <style:text-properties officeooo:rsid="0018ab00"/>
    </style:style>
    <style:style style:name="T2" style:family="text">
      <style:text-properties fo:font-weight="bold" style:font-weight-asian="bold" style:font-weight-complex="bold"/>
    </style:style>
    <style:style style:name="T3" style:family="text">
      <style:text-properties officeooo:rsid="0020d091"/>
    </style:style>
    <style:style style:name="T4" style:family="text">
      <style:text-properties officeooo:rsid="00214990"/>
    </style:style>
    <style:style style:name="T5" style:family="text">
      <style:text-properties officeooo:rsid="0023337d"/>
    </style:style>
    <style:style style:name="T6" style:family="text">
      <style:text-properties officeooo:rsid="0025c862"/>
    </style:style>
    <style:style style:name="T7" style:family="text">
      <style:text-properties officeooo:rsid="0026e073"/>
    </style:style>
    <style:style style:name="T8" style:family="text">
      <style:text-properties officeooo:rsid="0027d1e9"/>
    </style:style>
    <style:style style:name="T9" style:family="text">
      <style:text-properties officeooo:rsid="002a83a7"/>
    </style:style>
    <style:style style:name="T10" style:family="text">
      <style:text-properties officeooo:rsid="0033a0ba"/>
    </style:style>
    <style:style style:name="T11" style:family="text">
      <style:text-properties officeooo:rsid="0034e80c"/>
    </style:style>
    <style:style style:name="T12" style:family="text">
      <style:text-properties officeooo:rsid="0035c7b1"/>
    </style:style>
    <style:style style:name="T13" style:family="text">
      <style:text-properties officeooo:rsid="003756cf"/>
    </style:style>
    <style:style style:name="T14" style:family="text">
      <style:text-properties officeooo:rsid="00393375"/>
    </style:style>
    <style:style style:name="T15" style:family="text">
      <style:text-properties fo:font-size="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py-Rights:</text:p>
      <text:p text:style-name="P25"><text:span text:style-name="T15">This Framework is released into the public domain under the licensing structure known as the Unlicense – Basically this framework is hertofore under the public domain free to use, modify, sell, etc. It also contains a disclaimer stating that there is no guarantee as to the fitness of the code for any given purpose, so don’t sue me if it’s got a bug or two. For further reading please look into the LICENSE file, and follow the link that is provided within.</text:span> </text:p>
      <text:p text:style-name="P25"><text:span text:style-name="T15">This does not modify the licensing that applies to the original SDL2 code or binaries, which I do not have affiliations with beyond that of being a user of said binaries.</text:span></text:p>
      <text:p text:style-name="P22"><text:s text:c="2"/></text:p>
      <text:p text:style-name="P10">R<text:span text:style-name="T5">eady to Write a Game:</text:span></text:p>
      <text:p text:style-name="P5"/>
      <text:p text:style-name="P5">While <text:span text:style-name="T5">it might be good practice to learn a framework inside and out by reading the source code, a good tutorial is never amiss. H</text:span>ere’s a bit of a mish-mash of a tutorial in using the Light Game Framework.</text:p>
      <text:p text:style-name="P5"/>
      <text:p text:style-name="P9">Open a Window and Reduce CPU Load</text:p>
      <text:p text:style-name="P5"/>
      <text:p text:style-name="P14">Skip this section if you have some experience in SDL2 and have followed the Lazyfoo tutorials for li<text:span text:style-name="T10">m</text:span>iting frame speed <text:span text:style-name="T5">(a quick search online will get you right to those tutorials and I suggest reading them all as time permits)</text:span>.</text:p>
      <text:p text:style-name="P14"/>
      <text:p text:style-name="P5">I’ve created a basic template file called openWindow.cpp in which the basics are undertaken to open a simple window in SDL2. A game loop is in place, there’s a frame speed limiter (as provided by the framework) and a simple close-window shortcut utilizing <text:span text:style-name="T5">the shortcut keys</text:span> [alt <text:span text:style-name="T5">w</text:span>].</text:p>
      <text:p text:style-name="P5"/>
      <text:p text:style-name="P12">Something to keep in mind while programming a game is CPU Load. While developing, maxing out your own CPU for a game is bad for a multitude of reasons. The one that matters most when distributing a game is that not every CPU is created equal. If you have a mid-market CPU, one you suppose to be average, this means that there are a lot of gamers with faster ones, and some with much slower ones. <text:span text:style-name="T5">Their game won’t run at the same rate as it does on your computer which affects game play.</text:span> We need a way to make the game run smoothly on as many CPUs as possible. The framework provides a class called speed.</text:p>
      <text:p text:style-name="P5"/>
      <text:p text:style-name="P6">Since <text:span text:style-name="T4">the file “openWindow.cpp” contains an</text:span> example of the speed class (our speed limiter), let’s look at it’s variables <text:span text:style-name="T5">and functions</text:span> real quick. I’ve left most of it’s members (internal variables) as public, so it acts more like a C style struct with functions. </text:p>
      <text:p text:style-name="P6"/>
      <text:p text:style-name="P6">Looking at “openWindow.cpp” <text:span text:style-name="T5">above the game loop </text:span>we first declare a speed object called spd with no arguments. Then we modify the frames per second by setting <text:span text:style-name="T3">spd.fps to 30.</text:span></text:p>
      <text:p text:style-name="P7"/>
      <text:p text:style-name="P7"><text:span text:style-name="T5">Just before the start of the</text:span> game loop we set spd.redux to the amount of time <text:span text:style-name="T5">(ticks)</text:span> passed since the game first booted, this is to make the measurement of actual frames per second as close to accurate as possible.</text:p>
      <text:p text:style-name="P7"/>
      <text:p text:style-name="P13">At the last moments of the game loop we <text:span text:style-name="T5">have the drawing section where we draw items onto the screen surface before they are blitted onto the actual window.</text:span></text:p>
      <text:p text:style-name="P15"/>
      <text:p text:style-name="P16">In this case we just fill the screen with a white <text:span text:style-name="T11">rectangle</text:span> and call the printFPS function below.</text:p>
      <text:p text:style-name="P15"/>
      <text:p text:style-name="P8"><text:span text:style-name="T4">spd.printFPS(surface, “path/to/ttfFont.ttf”, positionX, positionY);</text:span> <text:s/></text:p>
      <text:p text:style-name="P14"/>
      <text:p text:style-name="P16"><text:soft-page-break/>Being able to see our frames per second is useful while writing our game so we can see if it’s getting bogged down by heavy algorithms. If it is being slowed, then it may be a good idea to pre-render those algorithms before the game starts and store the results for use in the game.</text:p>
      <text:p text:style-name="P14"/>
      <text:p text:style-name="P16">After we update the window with the final image, we <text:span text:style-name="T11">use</text:span> spd <text:span text:style-name="T11">to </text:span>limit our speed which reduces CPU load, and then we increment spd.fc (frame count) to indicate that a whole frame has passed.</text:p>
      <text:p text:style-name="P16"/>
      <text:p text:style-name="P17">When you are ready to compile, just type this in your console:</text:p>
      <text:p text:style-name="P17">make window</text:p>
      <text:p text:style-name="P17">The program “make” will look inside a file called Makefile which is included in the main repository, and it will be able to compile our program from there.</text:p>
      <text:p text:style-name="P17"/>
      <text:p text:style-name="P17">I encourage you to read the Makefile and modify it as you write your game <text:span text:style-name="T11">and add new files. Make is</text:span> a nice shortcut <text:span text:style-name="T11">instead of</text:span> writing out the compile commands every time. I kept the Makefile very simple and avoided using <text:span text:style-name="T11">advanced features of make</text:span>, but feel free to change that up to become more familiar with the make program.</text:p>
      <text:p text:style-name="P17"/>
      <text:p text:style-name="P17">Run a.out and you’ll have created and run a simple program with a game loop <text:span text:style-name="T11">and display of the frame speed</text:span>. Hit the x or the shortcut [alt w] to close the window.</text:p>
      <text:p text:style-name="P5"/>
      <text:p text:style-name="P18">For the rest of the tutorials here we will be copying “openWindow.cpp” as a starting point and working from there.</text:p>
      <text:p text:style-name="P18"><text:line-break/><text:span text:style-name="T11">EDIT: I’ve created a window class to simplify window creation. We may be using this class in the future to save on typing and to reduce strain on your eyes.</text:span></text:p>
      <text:p text:style-name="P18"/>
      <text:p text:style-name="P18"/>
      <text:p text:style-name="P11">C<text:span text:style-name="T6">hanging Colors</text:span></text:p>
      <text:p text:style-name="P4"/>
      <text:p text:style-name="P18">We’re going to use the Light Game Framework to create a couple of rectangle items that change color when clicked on. This is a <text:span text:style-name="T11">simple</text:span> little game to make if you’re trying to teach a toddler how to use a mouse.</text:p>
      <text:p text:style-name="P18"/>
      <text:p text:style-name="P19">Start a new project by creating a new folder nearby and copy openWindow.cpp and the Makefile into the new project folder. Rename openWindow.cpp to whatever you want, but make sure to change the Makefile’s contents to match the new name <text:span text:style-name="T11">and file paths</text:span>. <text:span text:style-name="T7">(I generally rewrite the Makefile so that it is under the header “all”, this means I only have to type and run the word make and it will compile the game in that folder.</text:span></text:p>
      <text:p text:style-name="P19">I <text:span text:style-name="T7">will</text:span> also <text:span text:style-name="T8">write out</text:span> this project and include it in the source code under the folder “rectangles” <text:span text:style-name="T7">if you want a visual</text:span>.</text:p>
      <text:p text:style-name="P19"/>
      <text:p text:style-name="P20">In the main cpp file (I’ll call mine game.cpp from now on) change the path that includes sprite.h so that it is the correct path from this new folder (or copy sprite.h and sprite.cpp into this folder). </text:p>
      <text:p text:style-name="P20"/>
      <text:p text:style-name="P21">One final fix, the path to the font given to spd.printFPS is also broken after moving from the previous folder. Now is a good time to go to google fonts and download a font package of your choosing. Otherwise just copy Acme from the res folder and move it to your project folder and fix this path as well.</text:p>
      <text:p text:style-name="P21"/>
      <text:p text:style-name="P21">Now <text:span text:style-name="T11">execute</text:span> make <text:span text:style-name="T11">and make sure</text:span> that everything compiles correctly. If so, good, otherwise make sure the above is correctly done, or go to the rectangles folder and see what <text:span text:style-name="T11">I</text:span> might have been done differently.</text:p>
      <text:p text:style-name="P18"/>
      <text:p text:style-name="P18">Before the game loop create a couple of basic items like this:</text:p>
      <text:p text:style-name="P18"><text:soft-page-break/>item bob(<text:span text:style-name="T11">0x00ff30, </text:span>20, <text:span text:style-name="T9">4</text:span>0, 100, 200);</text:p>
      <text:p text:style-name="P18">item judy(<text:span text:style-name="T11">0xaa2</text:span>2<text:span text:style-name="T11">00</text:span>, 20, 40, 30);</text:p>
      <text:p text:style-name="P18">item anne(<text:span text:style-name="T11">0xffa4ff, </text:span>4, 300, 90, 120); </text:p>
      <text:p text:style-name="P18"/>
      <text:p text:style-name="P18">Those numbers are just off the top of my head, go ahead and make them up yourself as well <text:span text:style-name="T11">or randomly generate them if so desired (just make sure they are between 0 and the size of the screen)</text:span>. The first <text:span text:style-name="T11">number is the color, then</text:span> <text:span text:style-name="T11">(</text:span>x,y<text:span text:style-name="T11">)</text:span> coordinates, <text:span text:style-name="T11">and finally</text:span> the width an height of the objects. </text:p>
      <text:p text:style-name="P18"/>
      <text:p text:style-name="P21">We now use another base class called group. A group is a container that collects items. Generally I suggest using these to group together similar objects. For instance, if you have a complex game you might group together items that need to be checked for collisions, and make another group of items that need to be checked for a click, and another group of all items that need to be drawn, <text:span text:style-name="T12">etc</text:span>. We will use just one group since this game is simple enough:</text:p>
      <text:p text:style-name="P21"/>
      <text:p text:style-name="P21">group rectangles;</text:p>
      <text:p text:style-name="P21">rectangles.add(&amp;bob);</text:p>
      <text:p text:style-name="P21">rectangles.add(&amp;judy);</text:p>
      <text:p text:style-name="P21">rectangles.add(&amp;anne);</text:p>
      <text:p text:style-name="P4"><text:s/></text:p>
      <text:p text:style-name="P21">Now jump down to the drawing area of the game loop and type:</text:p>
      <text:p text:style-name="P21"/>
      <text:p text:style-name="P21">rectangles.draw(screen);</text:p>
      <text:p text:style-name="P21"/>
      <text:p text:style-name="P23">That’s right, we’ve drawn all three objects with just one call. That’s the code saving power of <text:span text:style-name="T13">the</text:span> group class. I suggest compiling and running at this point, all three items should be drawn on the screen though we haven’t set up a click-listener yet.</text:p>
      <text:p text:style-name="P23"/>
      <text:p text:style-name="P23"/>
      <text:p text:style-name="P23"/>
      <text:p text:style-name="P4"/>
      <text:p text:style-name="P4"/>
      <text:p text:style-name="P4"/>
      <text:p text:style-name="P4"/>
      <text:p text:style-name="P4"/>
      <text:p text:style-name="P4"/>
      <text:p text:style-name="P4">/* Some basic game classes built upon SDL2.</text:p>
      <text:p text:style-name="P4"><text:s/>* Should work as a time-saver and game organization tool</text:p>
      <text:p text:style-name="P4"><text:s/>* There are two parent classes: </text:p>
      <text:p text:style-name="P4"><text:s/>* <text:tab/>item - basically any item of interest whether it be a draw-able thing</text:p>
      <text:p text:style-name="P4"><text:s/>* <text:tab/><text:tab/>or a source of sound, text, or other game asset.</text:p>
      <text:p text:style-name="P4"><text:s/>* <text:tab/>group - a list of items, these should generally have some basic</text:p>
      <text:p text:style-name="P4"><text:s/>* <text:tab/><text:tab/>similarity to each other, such as they are drawn at the same time,</text:p>
      <text:p text:style-name="P4"><text:s/>* <text:tab/><text:tab/>or share similar functions that need to be called together.</text:p>
      <text:p text:style-name="P4"><text:s/>* <text:tab/><text:tab/>Perhaps that each needs to be checked for a mouse-click...</text:p>
      <text:p text:style-name="P4"><text:s/>n* <text:tab/><text:tab/></text:p>
      <text:p text:style-name="P4"><text:s/>* </text:p>
      <text:p text:style-name="P4"><text:s/>*/</text:p>
      <text:p text:style-name="P4"/>
      <text:p text:style-name="P4">// IMPORTANT REMINDER:</text:p>
      <text:p text:style-name="P4">// <text:span text:style-name="T1">T</text:span>he user must init the SDL libraries once in your program,</text:p>
      <text:p text:style-name="P4">// This includes SDL_TTF AND SDL_IMAGE</text:p>
      <text:p text:style-name="P4"/>
      <text:p text:style-name="P4"/>
      <text:p text:style-name="P1"/>
      <text:p text:style-name="P1"/>
      <text:p text:style-name="P1"/>
      <text:p text:style-name="P1"><text:soft-page-break/>ButtonStates – represent the different states that a button may be in when interacting with the player. Used mainly </text:p>
      <text:p text:style-name="P4">enum ButtonStates</text:p>
      <text:p text:style-name="P4">{</text:p>
      <text:p text:style-name="P4"><text:tab/>BTN_UP,</text:p>
      <text:p text:style-name="P4"><text:tab/>BTN_HOVER,</text:p>
      <text:p text:style-name="P4"><text:tab/>BTN_DOWN,</text:p>
      <text:p text:style-name="P4"><text:tab/>BTN_CLICK, </text:p>
      <text:p text:style-name="P4"><text:tab/>BTN_DBCLICK</text:p>
      <text:p text:style-name="P4">};</text:p>
      <text:p text:style-name="P4"/>
      <text:p text:style-name="P2">ChrStates – These are states that a character’s animation might have to go through, they can be (OR)’ed with multiple directions found at the bottom of the list as well as a “Below” state in which the character might be walking below another tile and still needs to be partially visible. </text:p>
      <text:p text:style-name="P2">A class has not been set to deal with all these options, and the largest difficulty would be to come up with the images for all these animations (or even a subset).</text:p>
      <text:p text:style-name="P4">enum ChrStates</text:p>
      <text:p text:style-name="P4">{</text:p>
      <text:p text:style-name="P4"><text:tab/>CHR_WALK,</text:p>
      <text:p text:style-name="P4"><text:tab/>CHR_RUN,</text:p>
      <text:p text:style-name="P4"><text:tab/>CHR_FLY,</text:p>
      <text:p text:style-name="P4"><text:tab/>CHR_JUMP,</text:p>
      <text:p text:style-name="P4"><text:tab/>CHR_CLIMB,</text:p>
      <text:p text:style-name="P4"><text:tab/>CHR_SWIM,</text:p>
      <text:p text:style-name="P4"><text:tab/>CHR_ATTACK,</text:p>
      <text:p text:style-name="P4"><text:tab/>CHR_PUSH,</text:p>
      <text:p text:style-name="P4"><text:tab/>CHR_KICK,</text:p>
      <text:p text:style-name="P4"><text:tab/>CHR_MAGIC,</text:p>
      <text:p text:style-name="P4"><text:tab/>CHR_SHOOT,</text:p>
      <text:p text:style-name="P4"><text:tab/>CHR_BORED,</text:p>
      <text:p text:style-name="P4"><text:tab/>CHR_MAX = CHR_BORED * 5,</text:p>
      <text:p text:style-name="P4"><text:tab/>// the following are direction/combinational.</text:p>
      <text:p text:style-name="P4"><text:tab/>// use as a flag and one of the above enums</text:p>
      <text:p text:style-name="P4"><text:tab/>// CHR_LEFT | CHR_WALK == character WALKing LEFT</text:p>
      <text:p text:style-name="P4"><text:tab/>CHR_BELOW = 1 &lt;&lt; 8, </text:p>
      <text:p text:style-name="P4"><text:tab/>CHR_UP = 1 &lt;&lt; 9,</text:p>
      <text:p text:style-name="P4"><text:tab/>CHR_DOWN = 1 &lt;&lt; 10, </text:p>
      <text:p text:style-name="P4"><text:tab/>CHR_LEFT = 1 &lt;&lt; 11, </text:p>
      <text:p text:style-name="P4"><text:tab/>CHR_RIGHT = 1 &lt;&lt; 12,</text:p>
      <text:p text:style-name="P4"/>
      <text:p text:style-name="P4">};</text:p>
      <text:p text:style-name="P4"/>
      <text:p text:style-name="P3">tileStates – the types of interactions that a tile may have with a character. Not utilized as yet...</text:p>
      <text:p text:style-name="P4">enum tileStates</text:p>
      <text:p text:style-name="P4">{</text:p>
      <text:p text:style-name="P4"><text:tab/>TILE_SOLID,</text:p>
      <text:p text:style-name="P4"><text:tab/>TILE_NEUTRAL,</text:p>
      <text:p text:style-name="P4"><text:tab/>TILE_WATER,</text:p>
      <text:p text:style-name="P4"><text:tab/>TILE_CODE</text:p>
      <text:p text:style-name="P4">};</text:p>
      <text:p text:style-name="P4"/>
      <text:p text:style-name="P4"/>
      <text:p text:style-name="P3"><text:span text:style-name="T2">optLoad</text:span> – Function for loading an image from path. The image returned will be optimized for working on the dest surface.</text:p>
      <text:p text:style-name="P4">SDL_Surface * optLoad(std::string path, const SDL_Surface* dest );</text:p>
      <text:p text:style-name="P4"/>
      <text:p text:style-name="P3"><text:span text:style-name="T2">xyToSingle</text:span> – Given a two dimensional grid or cartesian point, return the translated <text:s/><text:soft-page-break/>position in a single dimensional array.</text:p>
      <text:p text:style-name="P4">int xyToSingle(int x, int y);</text:p>
      <text:p text:style-name="P4"/>
      <text:p text:style-name="P3"><text:span text:style-name="T2">writeImage</text:span> – write the given surface src to a png file at the path fileName.</text:p>
      <text:p text:style-name="P4">bool writeImage(SDL_Surface * src, char* fileName);</text:p>
      <text:p text:style-name="P4"/>
      <text:p text:style-name="P4"/>
      <text:p text:style-name="P4"/>
      <text:p text:style-name="P3"><text:span text:style-name="T2">speedLimit</text:span> – given that this is placed inside a loop and startTime is declared out<text:span text:style-name="T14">s</text:span>ide the loop, this will limit the speed of the loop to fps (frames per second).</text:p>
      <text:p text:style-name="P4">void speedLimit(const int fps, int &amp;startTime);</text:p>
      <text:p text:style-name="P4"/>
      <text:p text:style-name="P4">// test that a point is inside a surface drawing area</text:p>
      <text:p text:style-name="P4">bool isInside(int x, int y, SDL_Surface* surf);</text:p>
      <text:p text:style-name="P4">void swap(int &amp; x, int &amp; y);</text:p>
      <text:p text:style-name="P4">void donoth();</text:p>
      <text:p text:style-name="P4"/>
      <text:p text:style-name="P4">// draw a pixel of color (which should already be in the correct format) onto dest at (x, y)</text:p>
      <text:p text:style-name="P4">void putPixel(SDL_Surface* dest, int x, int y, unsigned int color);</text:p>
      <text:p text:style-name="P4"/>
      <text:p text:style-name="P4">// draw a line on dest from (x1, y1) to x2, y2)</text:p>
      <text:p text:style-name="P4">void drawLine(SDL_Surface *dest, unsigned int color, int x1, int y1, int x2, int y2);</text:p>
      <text:p text:style-name="P4">void scanLineDraw(SDL_Surface * dest, unsigned int color, int x, int y, int x2);</text:p>
      <text:p text:style-name="P4"/>
      <text:p text:style-name="P4">void drawBox(SDL_Surface * dest, SDL_Rect rect, unsigned int color);</text:p>
      <text:p text:style-name="P4">void drawBox(SDL_Surface * dest, SDL_Rect rect, int r, int g, int b);</text:p>
      <text:p text:style-name="P4"/>
      <text:p text:style-name="P4">// use when something went wrong and you want to exit program.</text:p>
      <text:p text:style-name="P4">void oshit();</text:p>
      <text:p text:style-name="P4"/>
      <text:p text:style-name="P4"/>
      <text:p text:style-name="P4">// Polar Vs. Cartesian Functions</text:p>
      <text:p text:style-name="P4">// Use these functions to convert between polar and cartesian points.</text:p>
      <text:p text:style-name="P4">double xFromPolar(double length, double angle);</text:p>
      <text:p text:style-name="P4">double yFromPolar(double length, double angle);</text:p>
      <text:p text:style-name="P4">double rFromCartesian(double x, double y);</text:p>
      <text:p text:style-name="P4">double phiFromCartesion(double x, double y);</text:p>
      <text:p text:style-name="P4"/>
      <text:p text:style-name="P4">void drawCircle(SDL_Surface * dest, unsigned int color, double x, double y, double radius);</text:p>
      <text:p text:style-name="P4"/>
      <text:p text:style-name="P4">// controls for a drawable item or sprite</text:p>
      <text:p text:style-name="P4">// needsUpdate true: <text:s/>image/position/etc is modified and needs window attention.</text:p>
      <text:p text:style-name="P4">class item</text:p>
      <text:p text:style-name="P4">{</text:p>
      <text:p text:style-name="P4"><text:tab/>public:</text:p>
      <text:p text:style-name="P4"><text:tab/>item(const item &amp;copy);</text:p>
      <text:p text:style-name="P4"><text:tab/>item();</text:p>
      <text:p text:style-name="P4"><text:tab/>virtual ~item();</text:p>
      <text:p text:style-name="P4"><text:tab/>item(unsigned int color, int x, int y, int w = 100, int h = 100);</text:p>
      <text:p text:style-name="P4"><text:tab/>item(int x, int y, int w = 100, int h = 100); </text:p>
      <text:p text:style-name="P4"/>
      <text:p text:style-name="P4"><text:tab/>// should return a rect that requires screen update</text:p>
      <text:p text:style-name="P4"><text:tab/>virtual SDL_Rect update();</text:p>
      <text:p text:style-name="P4"><text:tab/>virtual void draw(SDL_Surface* dest);</text:p>
      <text:p text:style-name="P4"><text:tab/>// stamp image onto dest surface at (x, y)</text:p>
      <text:p text:style-name="P4"><text:tab/>virtual void stamp(SDL_Surface * dest, int x, int y);</text:p>
      <text:p text:style-name="P4"><text:soft-page-break/><text:tab/>// load sub-image onto another item's surface (spriteSheet)</text:p>
      <text:p text:style-name="P4"><text:tab/>virtual void stamp(SDL_Surface * dest, SDL_Rect sub, int x, int y);</text:p>
      <text:p text:style-name="P4"><text:tab/>bool operator==(const item &amp;other) const;</text:p>
      <text:p text:style-name="P4"><text:tab/>void setSize(int w, int y);</text:p>
      <text:p text:style-name="P4"><text:tab/>void setPos(int x, int y);</text:p>
      <text:p text:style-name="P4"><text:tab/>void getPos(int &amp; x, int &amp; y);</text:p>
      <text:p text:style-name="P4"><text:tab/>void setRect(SDL_Rect r);</text:p>
      <text:p text:style-name="P4"><text:tab/>SDL_Rect getPos() const;</text:p>
      <text:p text:style-name="P4"><text:tab/>void getImgSize(int &amp; w, int &amp; h);</text:p>
      <text:p text:style-name="P4"><text:tab/>void getSize(int &amp; w, int &amp; h);</text:p>
      <text:p text:style-name="P4"><text:tab/>SDL_Rect getSize();</text:p>
      <text:p text:style-name="P4"><text:tab/>SDL_Surface* getImage() const;</text:p>
      <text:p text:style-name="P4"><text:tab/>virtual void free();</text:p>
      <text:p text:style-name="P4"><text:tab/>//returns an image composed of the clipped area from source image </text:p>
      <text:p text:style-name="P4"><text:tab/>// (use for Sprite sheets)</text:p>
      <text:p text:style-name="P4"><text:tab/>SDL_Surface* getClip(SDL_Surface* source, SDL_Rect clipRect);</text:p>
      <text:p text:style-name="P4"/>
      <text:p text:style-name="P4"><text:tab/>virtual void setImage(SDL_Surface* freshImage); </text:p>
      <text:p text:style-name="P4"><text:tab/>virtual void setImage(std::string path); </text:p>
      <text:p text:style-name="P4"/>
      <text:p text:style-name="P4"><text:tab/>virtual void addColor(const unsigned int r, const unsigned <text:s/>int g, const unsigned int b); </text:p>
      <text:p text:style-name="P4"><text:tab/>// Set maxOut to true if you don't want the color to circle to zero on</text:p>
      <text:p text:style-name="P4"><text:tab/>// a larg addition</text:p>
      <text:p text:style-name="P4"><text:tab/>virtual void addColor(bool maxOut, const unsigned int r, const unsigned <text:s/>int g, const unsigned int b); </text:p>
      <text:p text:style-name="P4"><text:tab/>// given a mask image, only </text:p>
      <text:p text:style-name="P4">//<text:tab/>virtual void xorImage(SDL_Surface * other); </text:p>
      <text:p text:style-name="P4"><text:tab/>// combine other image with current one. </text:p>
      <text:p text:style-name="P4"><text:tab/>virtual void averageImage(SDL_Surface * other);</text:p>
      <text:p text:style-name="P4"><text:tab/>virtual bool checkCollision(const item &amp; other) const;</text:p>
      <text:p text:style-name="P4"><text:tab/>virtual bool checkCollision(const SDL_Rect &amp; boarder) const;</text:p>
      <text:p text:style-name="P4"><text:tab/>virtual bool isInside(item &amp; other);</text:p>
      <text:p text:style-name="P4"><text:tab/>virtual bool isInside(int x, int y);</text:p>
      <text:p text:style-name="P4"><text:tab/>int getCenterX();</text:p>
      <text:p text:style-name="P4"><text:tab/>int getCenterY();</text:p>
      <text:p text:style-name="P4"><text:tab/>unsigned int setColor(int r, int g, int b);</text:p>
      <text:p text:style-name="P4"/>
      <text:p text:style-name="P4"><text:tab/>void move(int x, int y);</text:p>
      <text:p text:style-name="P4"><text:tab/></text:p>
      <text:p text:style-name="P4"><text:tab/>virtual void load(std::ifstream &amp; file);</text:p>
      <text:p text:style-name="P4"><text:tab/>virtual void save(std::ofstream &amp; file);</text:p>
      <text:p text:style-name="P4"/>
      <text:p text:style-name="P4"><text:tab/>bool needsUpdate; </text:p>
      <text:p text:style-name="P4"><text:tab/>void setDrag(bool beingDragged);</text:p>
      <text:p text:style-name="P4"><text:tab/>bool getDrag();</text:p>
      <text:p text:style-name="P4"><text:tab/>std::string name;</text:p>
      <text:p text:style-name="P4"><text:tab/>bool scaled;</text:p>
      <text:p text:style-name="P4"/>
      <text:p text:style-name="P4"><text:tab/>/*</text:p>
      <text:p text:style-name="P4"><text:tab/>// For the recorder</text:p>
      <text:p text:style-name="P4"><text:tab/>// All calls to a recording should be made from a single thread</text:p>
      <text:p text:style-name="P4"><text:tab/>virtual void saveRecording(std::ofstream &amp;file);</text:p>
      <text:p text:style-name="P4"><text:tab/>virtual void loadRecording(std::ifstream &amp;file);</text:p>
      <text:p text:style-name="P4"><text:tab/>virtual void playRecording();</text:p>
      <text:p text:style-name="P4"><text:tab/>// use to start/stop recording</text:p>
      <text:p text:style-name="P4"><text:tab/>virtual void record(bool state);</text:p>
      <text:p text:style-name="P4"><text:tab/>// An auto-save version of record, pushes to file</text:p>
      <text:p text:style-name="P4"><text:tab/>// and clears the previous content, better for long recordings</text:p>
      <text:p text:style-name="P4"><text:soft-page-break/><text:tab/>virtual void recordAutoSave(std::ofstream &amp;file, int everyTFrames);</text:p>
      <text:p text:style-name="P4"><text:tab/>bool recordKey(int time);</text:p>
      <text:p text:style-name="P4"><text:tab/>*/</text:p>
      <text:p text:style-name="P4"><text:tab/>unsigned long getID() const;</text:p>
      <text:p text:style-name="P4"><text:tab/>static unsigned long getItemCount();</text:p>
      <text:p text:style-name="P4"/>
      <text:p text:style-name="P4"/>
      <text:p text:style-name="P4"><text:tab/>protected:</text:p>
      <text:p text:style-name="P4"><text:tab/>SDL_Surface * image;</text:p>
      <text:p text:style-name="P4"><text:tab/>SDL_Surface * safeTrackImage;</text:p>
      <text:p text:style-name="P4"><text:tab/>SDL_Rect rect;</text:p>
      <text:p text:style-name="P4"><text:tab/>bool dragging; // use as in-game drag/drop flag</text:p>
      <text:p text:style-name="P4"/>
      <text:p text:style-name="P4"><text:tab/>/*</text:p>
      <text:p text:style-name="P4"><text:tab/>// For the recorder</text:p>
      <text:p text:style-name="P4"><text:tab/>bool recordingState;</text:p>
      <text:p text:style-name="P4"><text:tab/>int recTFrames;</text:p>
      <text:p text:style-name="P4"><text:tab/>std::vector&lt;int&gt; recX;</text:p>
      <text:p text:style-name="P4"><text:tab/>std::vector&lt;int&gt; recY;</text:p>
      <text:p text:style-name="P4"><text:tab/>std::vector&lt;int&gt; recKey; // timing from start that action happens.</text:p>
      <text:p text:style-name="P4"><text:tab/>*/</text:p>
      <text:p text:style-name="P4"/>
      <text:p text:style-name="P4"><text:tab/>static unsigned long itemCount;</text:p>
      <text:p text:style-name="P4"><text:tab/>unsigned long id;</text:p>
      <text:p text:style-name="P4">};</text:p>
      <text:p text:style-name="P4"/>
      <text:p text:style-name="P4"/>
      <text:p text:style-name="P4"/>
      <text:p text:style-name="P4"/>
      <text:p text:style-name="P4"/>
      <text:p text:style-name="P4">// Not implemented</text:p>
      <text:p text:style-name="P4">class animation : public item</text:p>
      <text:p text:style-name="P4">{</text:p>
      <text:p text:style-name="P4"><text:tab/>public:</text:p>
      <text:p text:style-name="P4"><text:tab/><text:tab/>animation();</text:p>
      <text:p text:style-name="P4">//<text:tab/>virtual ~animation();</text:p>
      <text:p text:style-name="P4"><text:tab/><text:tab/>void addImage(std::string pathToImage);</text:p>
      <text:p text:style-name="P4"><text:tab/><text:tab/>void addImage(std::string path, SDL_Rect camera);</text:p>
      <text:p text:style-name="P4"><text:tab/><text:tab/>void draw(SDL_Surface * dest);</text:p>
      <text:p text:style-name="P4"><text:tab/><text:tab/>void next();</text:p>
      <text:p text:style-name="P4"><text:tab/><text:tab/>void remove(int index); // remove an image at index</text:p>
      <text:p text:style-name="P4"><text:tab/><text:tab/>// free the resource images</text:p>
      <text:p text:style-name="P4"><text:tab/><text:tab/>virtual void free();</text:p>
      <text:p text:style-name="P4"><text:tab/><text:tab/>void clear(); // clear the entire animation</text:p>
      <text:p text:style-name="P4"><text:tab/><text:tab/>bool isEmpty(); // check if animation is empty</text:p>
      <text:p text:style-name="P4"><text:tab/><text:tab/>void setFrameSkip(const int ignoreFrames); // change animation speed</text:p>
      <text:p text:style-name="P4"/>
      <text:p text:style-name="P4"><text:tab/>protected:</text:p>
      <text:p text:style-name="P4"><text:tab/><text:tab/>std::vector &lt;SDL_Surface*&gt; images;</text:p>
      <text:p text:style-name="P4"><text:tab/><text:tab/>int step;</text:p>
      <text:p text:style-name="P4"><text:tab/><text:tab/>int limitter;</text:p>
      <text:p text:style-name="P4"><text:tab/><text:tab/>int skip;</text:p>
      <text:p text:style-name="P4"/>
      <text:p text:style-name="P4">};</text:p>
      <text:p text:style-name="P4"/>
      <text:p text:style-name="P4"/>
      <text:p text:style-name="P4">// could use some improvement, </text:p>
      <text:p text:style-name="P4">// This is how I imagine a button might pass a click to a function... </text:p>
      <text:p text:style-name="P4">class button: public item</text:p>
      <text:p text:style-name="P4"><text:soft-page-break/>{</text:p>
      <text:p text:style-name="P4"><text:tab/>public:</text:p>
      <text:p text:style-name="P4"><text:tab/><text:tab/>button();</text:p>
      <text:p text:style-name="P4">//<text:tab/>virtual ~button();</text:p>
      <text:p text:style-name="P4"><text:tab/><text:tab/>bool eventCheck(SDL_Event * e); // return true if event is interacting with button</text:p>
      <text:p text:style-name="P4"><text:tab/><text:tab/>virtual int getState(); // return a BUTTON_STATE enumerative</text:p>
      <text:p text:style-name="P4"><text:tab/><text:tab/>virtual void onHover(void (*function)());</text:p>
      <text:p text:style-name="P4"><text:tab/><text:tab/>virtual void onClick(void (*function)());</text:p>
      <text:p text:style-name="P4"><text:tab/><text:tab/>virtual void onDblClick(void (*function)());</text:p>
      <text:p text:style-name="P4"/>
      <text:p text:style-name="P4"><text:tab/><text:tab/>virtual void setImage(int BTN_ENUM_FLAG, SDL_Surface *theImage);</text:p>
      <text:p text:style-name="P4"><text:tab/><text:tab/>virtual void free();</text:p>
      <text:p text:style-name="P4"/>
      <text:p text:style-name="P4"><text:tab/>private:</text:p>
      <text:p text:style-name="P4"><text:tab/><text:tab/>int BTN_State;</text:p>
      <text:p text:style-name="P4"><text:tab/><text:tab/>std::vector &lt;SDL_Surface*&gt; stateImg;</text:p>
      <text:p text:style-name="P4"><text:tab/><text:tab/>void (*activated)();</text:p>
      <text:p text:style-name="P4"><text:tab/><text:tab/>void (*dblActivated)();</text:p>
      <text:p text:style-name="P4"><text:tab/><text:tab/>void (*hoverActivated)();</text:p>
      <text:p text:style-name="P4"><text:tab/><text:tab/>bool connected;</text:p>
      <text:p text:style-name="P4"><text:tab/><text:tab/>bool dblConnected;</text:p>
      <text:p text:style-name="P4"><text:tab/><text:tab/>bool hoverConnected;</text:p>
      <text:p text:style-name="P4">};</text:p>
      <text:p text:style-name="P4"/>
      <text:p text:style-name="P4"/>
      <text:p text:style-name="P4">// implement a lot of the clickable functions without some of the</text:p>
      <text:p text:style-name="P4">// added weight of a full button</text:p>
      <text:p text:style-name="P4">class clickable : public item</text:p>
      <text:p text:style-name="P4">{</text:p>
      <text:p text:style-name="P4"/>
      <text:p text:style-name="P4">};</text:p>
      <text:p text:style-name="P4"/>
      <text:p text:style-name="P4"/>
      <text:p text:style-name="P4">class txt: public item</text:p>
      <text:p text:style-name="P4">{</text:p>
      <text:p text:style-name="P4"><text:tab/>public:</text:p>
      <text:p text:style-name="P4"><text:tab/><text:tab/>txt();</text:p>
      <text:p text:style-name="P4">//<text:tab/><text:tab/>virtual ~txt();</text:p>
      <text:p text:style-name="P4"><text:tab/><text:tab/>txt(std::string text, std::string fontPath, int x, int y);</text:p>
      <text:p text:style-name="P4"><text:tab/><text:tab/>void reset();</text:p>
      <text:p text:style-name="P4"><text:tab/><text:tab/>void setText(std::string text);</text:p>
      <text:p text:style-name="P4"><text:tab/><text:tab/>void setFontSize(int size);</text:p>
      <text:p text:style-name="P4"><text:tab/><text:tab/>void setFont(std::string fontPath);</text:p>
      <text:p text:style-name="P4"><text:tab/><text:tab/>void setColor(const SDL_Color textColor); </text:p>
      <text:p text:style-name="P4"><text:tab/><text:tab/>virtual void free();</text:p>
      <text:p text:style-name="P4"/>
      <text:p text:style-name="P4"><text:tab/><text:tab/>// void slowDraw(SDL_Surface* dest , int fpl); // instead of instantly printing, type each letter on a frame per second scale (fpl == frames per letter) ... have decided that this should wait until animation class is set up...</text:p>
      <text:p text:style-name="P4"><text:tab/>private:</text:p>
      <text:p text:style-name="P4"><text:tab/><text:tab/>std::string words;</text:p>
      <text:p text:style-name="P4"><text:tab/><text:tab/>int size;</text:p>
      <text:p text:style-name="P4"><text:tab/><text:tab/>SDL_Color color;</text:p>
      <text:p text:style-name="P4"><text:tab/><text:tab/>TTF_Font *font;</text:p>
      <text:p text:style-name="P4"><text:tab/><text:tab/>std::string fontsFilePath;</text:p>
      <text:p text:style-name="P4">};</text:p>
      <text:p text:style-name="P4"/>
      <text:p text:style-name="P4">// Dialogue box. You. Dirty mind.</text:p>
      <text:p text:style-name="P4"><text:soft-page-break/>class dBox : public item</text:p>
      <text:p text:style-name="P4">{</text:p>
      <text:p text:style-name="P4"><text:tab/>public:</text:p>
      <text:p text:style-name="P4"><text:tab/>void setText(std::string text);</text:p>
      <text:p text:style-name="P4"><text:tab/>void slowType(SDL_Surface * dest, std::string text, int skipFrames);</text:p>
      <text:p text:style-name="P4"><text:tab/>void step();</text:p>
      <text:p text:style-name="P4"><text:tab/>void print(SDL_Surface * dest, int x, int y);</text:p>
      <text:p text:style-name="P4"/>
      <text:p text:style-name="P4"><text:tab/>private:</text:p>
      <text:p text:style-name="P4"><text:tab/>std::vector &lt;std::string&gt; message;</text:p>
      <text:p text:style-name="P4">};</text:p>
      <text:p text:style-name="P4"/>
      <text:p text:style-name="P4"/>
      <text:p text:style-name="P4">class speed</text:p>
      <text:p text:style-name="P4">{</text:p>
      <text:p text:style-name="P4"><text:tab/>public:</text:p>
      <text:p text:style-name="P4"><text:tab/>speed();</text:p>
      <text:p text:style-name="P4"><text:tab/>int fc; // frameCount</text:p>
      <text:p text:style-name="P4"><text:tab/>int fps; // frames per second limit</text:p>
      <text:p text:style-name="P4"><text:tab/>int ticks; // time since game start(update each loop)</text:p>
      <text:p text:style-name="P4"><text:tab/>int redux; // use instead for calculating from start of loop...</text:p>
      <text:p text:style-name="P4"><text:tab/>void updateTick();</text:p>
      <text:p text:style-name="P4"><text:tab/>// fontPath must path to a ttf file. For resources, check out</text:p>
      <text:p text:style-name="P4"><text:tab/>// google fonts, many have an open-source license </text:p>
      <text:p text:style-name="P4"><text:tab/>void printFPS(SDL_Surface * dest, const std::string fontPath, int x, int y);</text:p>
      <text:p text:style-name="P4"><text:tab/>void printGT(SDL_Surface * dest, const std::string fontPath, int x, int y);</text:p>
      <text:p text:style-name="P4"><text:tab/>void limitFPS();</text:p>
      <text:p text:style-name="P4"/>
      <text:p text:style-name="P4">};</text:p>
      <text:p text:style-name="P4"/>
      <text:p text:style-name="P4">class dice: public item</text:p>
      <text:p text:style-name="P4">{</text:p>
      <text:p text:style-name="P4"><text:tab/>public:</text:p>
      <text:p text:style-name="P4"><text:tab/>dice();</text:p>
      <text:p text:style-name="P4"><text:tab/>dice(int sides);</text:p>
      <text:p text:style-name="P4">//<text:tab/>virtual ~dice();</text:p>
      <text:p text:style-name="P4"/>
      <text:p text:style-name="P4"><text:tab/>// mustChange true = don't repeat sides from one roll to next</text:p>
      <text:p text:style-name="P4"><text:tab/>// better for slow animation of a roll.</text:p>
      <text:p text:style-name="P4"><text:tab/>int roll(const bool mustChange);</text:p>
      <text:p text:style-name="P4"><text:tab/>int roll();</text:p>
      <text:p text:style-name="P4"><text:tab/>void setImage(int sideNumber, std::string path);</text:p>
      <text:p text:style-name="P4"><text:tab/>int getLastRoll();</text:p>
      <text:p text:style-name="P4"><text:tab/>virtual bool playRoll(int &amp; framesLeft, int speed); // play an animation of the dice rolling</text:p>
      <text:p text:style-name="P4"><text:tab/>void draw(SDL_Surface * dest);</text:p>
      <text:p text:style-name="P4"><text:tab/>virtual void free();</text:p>
      <text:p text:style-name="P4"/>
      <text:p text:style-name="P4"/>
      <text:p text:style-name="P4"><text:tab/>private:</text:p>
      <text:p text:style-name="P4"><text:tab/>int sideUp;</text:p>
      <text:p text:style-name="P4"><text:tab/>int maxSide;</text:p>
      <text:p text:style-name="P4"><text:tab/>int frameCount;</text:p>
      <text:p text:style-name="P4"><text:tab/>std::vector &lt;SDL_Surface *&gt; sideImages;</text:p>
      <text:p text:style-name="P4"/>
      <text:p text:style-name="P4"/>
      <text:p text:style-name="P4">};</text:p>
      <text:p text:style-name="P4"/>
      <text:p text:style-name="P4"/>
      <text:p text:style-name="P4"><text:soft-page-break/>// controls for a small or large group of items, </text:p>
      <text:p text:style-name="P4">// such as those available on a given board/level</text:p>
      <text:p text:style-name="P4">class group</text:p>
      <text:p text:style-name="P4">{</text:p>
      <text:p text:style-name="P4"><text:tab/>public:</text:p>
      <text:p text:style-name="P4"><text:tab/>group copy(); // return a copy of this group</text:p>
      <text:p text:style-name="P4"/>
      <text:p text:style-name="P4"><text:tab/>void add(item *addItem);</text:p>
      <text:p text:style-name="P4"><text:tab/>void add(group concat);</text:p>
      <text:p text:style-name="P4"><text:tab/>void remove(item removItem);</text:p>
      <text:p text:style-name="P4"><text:tab/>int size(); // return number of items in group</text:p>
      <text:p text:style-name="P4"><text:tab/>virtual void update(); // update all </text:p>
      <text:p text:style-name="P4"><text:tab/>virtual void draw(SDL_Surface * dest); // draw all</text:p>
      <text:p text:style-name="P4"><text:tab/>// free all images in the given group.</text:p>
      <text:p text:style-name="P4"><text:tab/>// Use when all resources in this group are no longer needed.</text:p>
      <text:p text:style-name="P4"><text:tab/>// calls free on all items in the group.</text:p>
      <text:p text:style-name="P4"><text:tab/>// all child classes should implement a clear function.</text:p>
      <text:p text:style-name="P4"><text:tab/>// which calls it's parent's free as well</text:p>
      <text:p text:style-name="P4"><text:tab/>virtual void free();</text:p>
      <text:p text:style-name="P4"><text:tab/>// removes all items from the group.</text:p>
      <text:p text:style-name="P4"><text:tab/>// if the resources in the group are no longer needed</text:p>
      <text:p text:style-name="P4"><text:tab/>// (eg. you are using the group as a resource manager)</text:p>
      <text:p text:style-name="P4"><text:tab/>// then call free first, then clear.</text:p>
      <text:p text:style-name="P4"><text:tab/>void clear(); </text:p>
      <text:p text:style-name="P4"/>
      <text:p text:style-name="P4"><text:tab/>bool isEmpty(); // check if group is empty</text:p>
      <text:p text:style-name="P4"><text:tab/>bool has(item hasIt); // check if hasIt is in the group</text:p>
      <text:p text:style-name="P4"><text:tab/>void move(int x, int y); // move the x,y by an increment of given</text:p>
      <text:p text:style-name="P4"><text:tab/>group getCollision(item&amp; colider);</text:p>
      <text:p text:style-name="P4"/>
      <text:p text:style-name="P4"><text:tab/>// type-safe, but will return all objects under </text:p>
      <text:p text:style-name="P4"><text:tab/>// <text:tab/>point (x, y), not just those that accept mouseclicks.</text:p>
      <text:p text:style-name="P4"><text:tab/>// Group that calls this should only contain objects which </text:p>
      <text:p text:style-name="P4"><text:tab/>// a click is expected to take place.</text:p>
      <text:p text:style-name="P4"><text:tab/>group getClicked(int x, int y);</text:p>
      <text:p text:style-name="P4"><text:tab/>group getDrags();</text:p>
      <text:p text:style-name="P4"><text:tab/>item* getItem(int index);</text:p>
      <text:p text:style-name="P4"><text:tab/>std::vector &lt;item*&gt; getItems();</text:p>
      <text:p text:style-name="P4"/>
      <text:p text:style-name="P4"/>
      <text:p text:style-name="P4"><text:tab/>virtual void load(std::string fileName);</text:p>
      <text:p text:style-name="P4"><text:tab/>virtual void save(std::string fileName);</text:p>
      <text:p text:style-name="P4"/>
      <text:p text:style-name="P4"><text:tab/>// return a list of rectangles requiring update on window.</text:p>
      <text:p text:style-name="P4"><text:tab/>// User must pass to SDL_UpdateWindowRects();</text:p>
      <text:p text:style-name="P4"><text:tab/>std::vector &lt;SDL_Rect&gt; getUpdateRegion();</text:p>
      <text:p text:style-name="P4"><text:tab/>std::vector &lt;SDL_Rect&gt; getRects();</text:p>
      <text:p text:style-name="P4"/>
      <text:p text:style-name="P4"><text:tab/>void clearUpdateRegion();</text:p>
      <text:p text:style-name="P4"><text:tab/></text:p>
      <text:p text:style-name="P4"/>
      <text:p text:style-name="P4"><text:tab/>protected:</text:p>
      <text:p text:style-name="P4"><text:tab/>std::vector &lt;item*&gt; items;</text:p>
      <text:p text:style-name="P4"><text:tab/>std::vector &lt;SDL_Rect&gt; updateRects; </text:p>
      <text:p text:style-name="P4"/>
      <text:p text:style-name="P4"/>
      <text:p text:style-name="P4"/>
      <text:p text:style-name="P4">};</text:p>
      <text:p text:style-name="P4"/>
      <text:p text:style-name="P4"><text:soft-page-break/></text:p>
      <text:p text:style-name="P4">// A tile is basically a set-size image that a character</text:p>
      <text:p text:style-name="P4">// is able to interact with. Most basic interactions include</text:p>
      <text:p text:style-name="P4">// either can walk on top, or colide against.</text:p>
      <text:p text:style-name="P4">// NPC's could inherit from tile class</text:p>
      <text:p text:style-name="P4">// if further interaction must be done, overload the interact funtion.</text:p>
      <text:p text:style-name="P4">// each tile is going to be stackable </text:p>
      <text:p text:style-name="P4"/>
      <text:p text:style-name="P4">class tile : public item</text:p>
      <text:p text:style-name="P4">{</text:p>
      <text:p text:style-name="P4"><text:tab/>public:</text:p>
      <text:p text:style-name="P4"><text:tab/>explicit tile(unsigned int color, int x, int y, int w, int h) : item(color, x, y, w, h) {};</text:p>
      <text:p text:style-name="P4"><text:tab/>explicit tile(int x, int y, int w, int h) : item(x, y, w, h) {};</text:p>
      <text:p text:style-name="P4"><text:tab/>virtual void free();</text:p>
      <text:p text:style-name="P4"><text:tab/>void setState();</text:p>
      <text:p text:style-name="P4"><text:tab/>void swapLayers(int first, int second);</text:p>
      <text:p text:style-name="P4"><text:tab/>void add(item layer);</text:p>
      <text:p text:style-name="P4"><text:tab/>virtual void draw(SDL_Surface * dest);</text:p>
      <text:p text:style-name="P4"><text:tab/>// use to draw an item onto another surface (dest) at (x, y)</text:p>
      <text:p text:style-name="P4"><text:tab/>virtual void stamp(SDL_Surface * dest, int x, int y);</text:p>
      <text:p text:style-name="P4"><text:tab/>virtual void drawLayer(SDL_Surface * dest, int depth);</text:p>
      <text:p text:style-name="P4"/>
      <text:p text:style-name="P4"><text:tab/>private:</text:p>
      <text:p text:style-name="P4"><text:tab/>static int TileWidth, TileHeight; // default is 32X32</text:p>
      <text:p text:style-name="P4"><text:tab/>std::vector &lt;item&gt; layers;</text:p>
      <text:p text:style-name="P4"><text:tab/>void (*within)(); // code to run when user fully within</text:p>
      <text:p text:style-name="P4"><text:tab/>void (*contact)(); // code to run when user makes contact at the boarders</text:p>
      <text:p text:style-name="P4"><text:tab/>void (*mouseClick)(); // code to run when... Oh, you get the idea...</text:p>
      <text:p text:style-name="P4"><text:tab/>void (*event)(SDL_Event);</text:p>
      <text:p text:style-name="P4"/>
      <text:p text:style-name="P4">};</text:p>
      <text:p text:style-name="P4"/>
      <text:p text:style-name="P4"/>
      <text:p text:style-name="P4"/>
      <text:p text:style-name="P4">// maintians a grid of tiles and items</text:p>
      <text:p text:style-name="P4">// some of these items can be moved</text:p>
      <text:p text:style-name="P4">// there's also the option of using a background image as the board</text:p>
      <text:p text:style-name="P4">class board : public item</text:p>
      <text:p text:style-name="P4">{</text:p>
      <text:p text:style-name="P4"><text:tab/>public:</text:p>
      <text:p text:style-name="P4"><text:tab/>board();</text:p>
      <text:p text:style-name="P4"><text:tab/></text:p>
      <text:p text:style-name="P4"><text:tab/>// w and h are tile positions, tileSizeW is the width in pixels.</text:p>
      <text:p text:style-name="P4"><text:tab/>explicit board(int x, int y, int w, int h) : item(x, y, w, h) {};</text:p>
      <text:p text:style-name="P4"/>
      <text:p text:style-name="P4"><text:tab/>// x and y are the top left pad, w and h are the pad to the bottom right</text:p>
      <text:p text:style-name="P4"><text:tab/>void setPadding(int x, int y, int w, int h);</text:p>
      <text:p text:style-name="P4"><text:tab/>// Must set Dimensions, w and h are 32 (TILESIZE) pixels per increment</text:p>
      <text:p text:style-name="P4"><text:tab/>void setDimensions(int w, int h);</text:p>
      <text:p text:style-name="P4"><text:tab/>void setCamera(SDL_Rect windowSize);</text:p>
      <text:p text:style-name="P4"><text:tab/>void setCamera(int x, int y, int w, int h);</text:p>
      <text:p text:style-name="P4"><text:tab/>SDL_Rect* getCamera();</text:p>
      <text:p text:style-name="P4"><text:tab/>virtual void draw(SDL_Surface * dest);</text:p>
      <text:p text:style-name="P4"><text:tab/>virtual void drawDriven(SDL_Surface* dest, int frameCount);</text:p>
      <text:p text:style-name="P4"><text:tab/>// a tile that is going to be used profusely and therefore can just</text:p>
      <text:p text:style-name="P4"><text:tab/>// fill the whole board.</text:p>
      <text:p text:style-name="P4"><text:tab/>void fillBoard(item toUse);</text:p>
      <text:p text:style-name="P4"><text:tab/>// stamp tile direct on board image</text:p>
      <text:p text:style-name="P4"><text:soft-page-break/><text:tab/>void addTile(item toAdd, int x, int y);</text:p>
      <text:p text:style-name="P4"><text:tab/>// stamp tile direct on board, with finer control of where in the tile</text:p>
      <text:p text:style-name="P4"><text:tab/>// subx/suby are relative to the top left of the tile specified with </text:p>
      <text:p text:style-name="P4"><text:tab/>// x and y.</text:p>
      <text:p text:style-name="P4"><text:tab/>void addTile(item toAdd, int x, int y, int subx, int suby);</text:p>
      <text:p text:style-name="P4"><text:tab/>void addDriven(item *toAdd, int x, int y); // draw tile at pos relative to a tile, use for animated items</text:p>
      <text:p text:style-name="P4"><text:tab/>// add new layers to the main drawable</text:p>
      <text:p text:style-name="P4"><text:tab/>void addLayers(int count);</text:p>
      <text:p text:style-name="P4"><text:tab/>void move(int x, int y);</text:p>
      <text:p text:style-name="P4"><text:tab/></text:p>
      <text:p text:style-name="P4"><text:tab/>// Animation driven tiles/items, these should be drawn each frame.</text:p>
      <text:p text:style-name="P4"><text:tab/>// to keep fps up, this group should be kept smaller.</text:p>
      <text:p text:style-name="P4"><text:tab/>group driven;</text:p>
      <text:p text:style-name="P4"/>
      <text:p text:style-name="P4"><text:tab/>// may be redundant as they can be done with <text:s/>a combination of</text:p>
      <text:p text:style-name="P4"><text:tab/>// these are picked up when activated.</text:p>
      <text:p text:style-name="P4"><text:tab/>group items;</text:p>
      <text:p text:style-name="P4"/>
      <text:p text:style-name="P4"><text:tab/>// Put characters in the walk group, they will apear to move</text:p>
      <text:p text:style-name="P4"><text:tab/>// oposite to items and tiles</text:p>
      <text:p text:style-name="P4"><text:tab/>group walk;</text:p>
      <text:p text:style-name="P4"/>
      <text:p text:style-name="P4"><text:tab/>// static tiles that compose the main image for the board.</text:p>
      <text:p text:style-name="P4"><text:tab/>// this group should be drawn once before the game loop, then</text:p>
      <text:p text:style-name="P4"><text:tab/>// the camera will be used to move the whole image.</text:p>
      <text:p text:style-name="P4"><text:tab/>std::vector &lt;group&gt; layer;</text:p>
      <text:p text:style-name="P4"/>
      <text:p text:style-name="P4"><text:tab/>// Not drawn, these are tiles that need to be checked for colision.</text:p>
      <text:p text:style-name="P4"><text:tab/>group solids;</text:p>
      <text:p text:style-name="P4"/>
      <text:p text:style-name="P4"/>
      <text:p text:style-name="P4"><text:tab/>private:</text:p>
      <text:p text:style-name="P4"><text:tab/>SDL_Rect camera;</text:p>
      <text:p text:style-name="P4"><text:tab/>int tw, th;</text:p>
      <text:p text:style-name="P4"><text:tab/>SDL_Rect padding;</text:p>
      <text:p text:style-name="P4"/>
      <text:p text:style-name="P4">};</text:p>
      <text:p text:style-name="P4"/>
      <text:p text:style-name="P4"/>
      <text:p text:style-name="P1">#endif/* Some basic game classes built upon SDL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dc:date>2019-02-27T11:58:26.218173921</dc:date>
    <meta:editing-duration>PT1H38M41S</meta:editing-duration>
    <meta:editing-cycles>13</meta:editing-cycles>
    <meta:document-statistic meta:table-count="0" meta:image-count="0" meta:object-count="0" meta:page-count="12" meta:paragraph-count="466" meta:word-count="3715" meta:character-count="22271" meta:non-whitespace-character-count="18585"/>
  </office:meta>
</office:document-meta>
</file>